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tatus.getConsumeFailed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setPullTPS( double pullT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setConsumeFailedTPS( double consumeFailedT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getConsum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setConsumeRT( double consum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setConsumeOKTPS( double consumeOKT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getConsumeOK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getPull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9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umeStatus.setPullRT( double pull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tatus.getPull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